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1]&amp;&quot;x&quot;&amp;[.B1]" office:value-type="string" office:string-value="6x1" calcext:value-type="string">
            <text:p>6x1</text:p>
          </table:table-cell>
          <table:table-cell table:formula="of:=[.A1]*[.B1]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]&amp;&quot;x&quot;&amp;[.G1]" office:value-type="string" office:string-value="7x1" calcext:value-type="string">
            <text:p>7x1</text:p>
          </table:table-cell>
          <table:table-cell table:formula="of:=[.F1]*[.G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2]&amp;&quot;x&quot;&amp;[.B2]" office:value-type="string" office:string-value="6x2" calcext:value-type="string">
            <text:p>6x2</text:p>
          </table:table-cell>
          <table:table-cell table:formula="of:=[.A2]*[.B2]"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]&amp;&quot;x&quot;&amp;[.G2]" office:value-type="string" office:string-value="7x2" calcext:value-type="string">
            <text:p>7x2</text:p>
          </table:table-cell>
          <table:table-cell table:formula="of:=[.F2]*[.G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3]&amp;&quot;x&quot;&amp;[.B3]" office:value-type="string" office:string-value="6x3" calcext:value-type="string">
            <text:p>6x3</text:p>
          </table:table-cell>
          <table:table-cell table:formula="of:=[.A3]*[.B3]"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3]&amp;&quot;x&quot;&amp;[.G3]" office:value-type="string" office:string-value="7x3" calcext:value-type="string">
            <text:p>7x3</text:p>
          </table:table-cell>
          <table:table-cell table:formula="of:=[.F3]*[.G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4]&amp;&quot;x&quot;&amp;[.B4]" office:value-type="string" office:string-value="6x4" calcext:value-type="string">
            <text:p>6x4</text:p>
          </table:table-cell>
          <table:table-cell table:formula="of:=[.A4]*[.B4]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F4]&amp;&quot;x&quot;&amp;[.G4]" office:value-type="string" office:string-value="7x4" calcext:value-type="string">
            <text:p>7x4</text:p>
          </table:table-cell>
          <table:table-cell table:formula="of:=[.F4]*[.G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]&amp;&quot;x&quot;&amp;[.B5]" office:value-type="string" office:string-value="6x5" calcext:value-type="string">
            <text:p>6x5</text:p>
          </table:table-cell>
          <table:table-cell table:formula="of:=[.A5]*[.B5]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5]&amp;&quot;x&quot;&amp;[.G5]" office:value-type="string" office:string-value="7x5" calcext:value-type="string">
            <text:p>7x5</text:p>
          </table:table-cell>
          <table:table-cell table:formula="of:=[.F5]*[.G5]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]&amp;&quot;x&quot;&amp;[.B6]" office:value-type="string" office:string-value="6x6" calcext:value-type="string">
            <text:p>6x6</text:p>
          </table:table-cell>
          <table:table-cell table:formula="of:=[.A6]*[.B6]" office:value-type="float" office:value="36" calcext:value-type="float">
            <text:p>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F6]&amp;&quot;x&quot;&amp;[.G6]" office:value-type="string" office:string-value="7x6" calcext:value-type="string">
            <text:p>7x6</text:p>
          </table:table-cell>
          <table:table-cell table:formula="of:=[.F6]*[.G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7]&amp;&quot;x&quot;&amp;[.B7]" office:value-type="string" office:string-value="6x7" calcext:value-type="string">
            <text:p>6x7</text:p>
          </table:table-cell>
          <table:table-cell table:formula="of:=[.A7]*[.B7]" office:value-type="float" office:value="42" calcext:value-type="float">
            <text:p>4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formula="of:=[.F7]&amp;&quot;x&quot;&amp;[.G7]" office:value-type="string" office:string-value="7x7" calcext:value-type="string">
            <text:p>7x7</text:p>
          </table:table-cell>
          <table:table-cell table:formula="of:=[.F7]*[.G7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8]&amp;&quot;x&quot;&amp;[.B8]" office:value-type="string" office:string-value="6x8" calcext:value-type="string">
            <text:p>6x8</text:p>
          </table:table-cell>
          <table:table-cell table:formula="of:=[.A8]*[.B8]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F8]&amp;&quot;x&quot;&amp;[.G8]" office:value-type="string" office:string-value="7x8" calcext:value-type="string">
            <text:p>7x8</text:p>
          </table:table-cell>
          <table:table-cell table:formula="of:=[.F8]*[.G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A9]&amp;&quot;x&quot;&amp;[.B9]" office:value-type="string" office:string-value="6x9" calcext:value-type="string">
            <text:p>6x9</text:p>
          </table:table-cell>
          <table:table-cell table:formula="of:=[.A9]*[.B9]"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9]&amp;&quot;x&quot;&amp;[.G9]" office:value-type="string" office:string-value="7x9" calcext:value-type="string">
            <text:p>7x9</text:p>
          </table:table-cell>
          <table:table-cell table:formula="of:=[.F9]*[.G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A10]&amp;&quot;x&quot;&amp;[.B10]" office:value-type="string" office:string-value="6x10" calcext:value-type="string">
            <text:p>6x10</text:p>
          </table:table-cell>
          <table:table-cell table:formula="of:=[.A10]*[.B10]"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F10]&amp;&quot;x&quot;&amp;[.G10]" office:value-type="string" office:string-value="7x10" calcext:value-type="string">
            <text:p>7x10</text:p>
          </table:table-cell>
          <table:table-cell table:formula="of:=[.F10]*[.G10]" office:value-type="float" office:value="70" calcext:value-type="float">
            <text:p>70</text:p>
          </table:table-cell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A12]&amp;&quot;x&quot;&amp;[.B12]" office:value-type="string" office:string-value="6x10" calcext:value-type="string">
            <text:p>6x10</text:p>
          </table:table-cell>
          <table:table-cell table:formula="of:=[.A12]*[.B12]"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F12]&amp;&quot;x&quot;&amp;[.G12]" office:value-type="string" office:string-value="7x10" calcext:value-type="string">
            <text:p>7x10</text:p>
          </table:table-cell>
          <table:table-cell table:formula="of:=[.F12]*[.G1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A13]&amp;&quot;x&quot;&amp;[.B13]" office:value-type="string" office:string-value="6x9" calcext:value-type="string">
            <text:p>6x9</text:p>
          </table:table-cell>
          <table:table-cell table:formula="of:=[.A13]*[.B13]"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13]&amp;&quot;x&quot;&amp;[.G13]" office:value-type="string" office:string-value="7x9" calcext:value-type="string">
            <text:p>7x9</text:p>
          </table:table-cell>
          <table:table-cell table:formula="of:=[.F13]*[.G1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14]&amp;&quot;x&quot;&amp;[.B14]" office:value-type="string" office:string-value="6x8" calcext:value-type="string">
            <text:p>6x8</text:p>
          </table:table-cell>
          <table:table-cell table:formula="of:=[.A14]*[.B14]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F14]&amp;&quot;x&quot;&amp;[.G14]" office:value-type="string" office:string-value="7x8" calcext:value-type="string">
            <text:p>7x8</text:p>
          </table:table-cell>
          <table:table-cell table:formula="of:=[.F14]*[.G14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15]&amp;&quot;x&quot;&amp;[.B15]" office:value-type="string" office:string-value="6x7" calcext:value-type="string">
            <text:p>6x7</text:p>
          </table:table-cell>
          <table:table-cell table:formula="of:=[.A15]*[.B15]" office:value-type="float" office:value="42" calcext:value-type="float">
            <text:p>4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formula="of:=[.F15]&amp;&quot;x&quot;&amp;[.G15]" office:value-type="string" office:string-value="7x7" calcext:value-type="string">
            <text:p>7x7</text:p>
          </table:table-cell>
          <table:table-cell table:formula="of:=[.F15]*[.G15]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]&amp;&quot;x&quot;&amp;[.B16]" office:value-type="string" office:string-value="6x6" calcext:value-type="string">
            <text:p>6x6</text:p>
          </table:table-cell>
          <table:table-cell table:formula="of:=[.A16]*[.B16]" office:value-type="float" office:value="36" calcext:value-type="float">
            <text:p>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F16]&amp;&quot;x&quot;&amp;[.G16]" office:value-type="string" office:string-value="7x6" calcext:value-type="string">
            <text:p>7x6</text:p>
          </table:table-cell>
          <table:table-cell table:formula="of:=[.F16]*[.G1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17]&amp;&quot;x&quot;&amp;[.B17]" office:value-type="string" office:string-value="6x5" calcext:value-type="string">
            <text:p>6x5</text:p>
          </table:table-cell>
          <table:table-cell table:formula="of:=[.A17]*[.B17]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17]&amp;&quot;x&quot;&amp;[.G17]" office:value-type="string" office:string-value="7x5" calcext:value-type="string">
            <text:p>7x5</text:p>
          </table:table-cell>
          <table:table-cell table:formula="of:=[.F17]*[.G17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18]&amp;&quot;x&quot;&amp;[.B18]" office:value-type="string" office:string-value="6x4" calcext:value-type="string">
            <text:p>6x4</text:p>
          </table:table-cell>
          <table:table-cell table:formula="of:=[.A18]*[.B18]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F18]&amp;&quot;x&quot;&amp;[.G18]" office:value-type="string" office:string-value="7x4" calcext:value-type="string">
            <text:p>7x4</text:p>
          </table:table-cell>
          <table:table-cell table:formula="of:=[.F18]*[.G1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19]&amp;&quot;x&quot;&amp;[.B19]" office:value-type="string" office:string-value="6x3" calcext:value-type="string">
            <text:p>6x3</text:p>
          </table:table-cell>
          <table:table-cell table:formula="of:=[.A19]*[.B19]"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19]&amp;&quot;x&quot;&amp;[.G19]" office:value-type="string" office:string-value="7x3" calcext:value-type="string">
            <text:p>7x3</text:p>
          </table:table-cell>
          <table:table-cell table:formula="of:=[.F19]*[.G1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20]&amp;&quot;x&quot;&amp;[.B20]" office:value-type="string" office:string-value="6x2" calcext:value-type="string">
            <text:p>6x2</text:p>
          </table:table-cell>
          <table:table-cell table:formula="of:=[.A20]*[.B20]"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0]&amp;&quot;x&quot;&amp;[.G20]" office:value-type="string" office:string-value="7x2" calcext:value-type="string">
            <text:p>7x2</text:p>
          </table:table-cell>
          <table:table-cell table:formula="of:=[.F20]*[.G2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21]&amp;&quot;x&quot;&amp;[.B21]" office:value-type="string" office:string-value="6x1" calcext:value-type="string">
            <text:p>6x1</text:p>
          </table:table-cell>
          <table:table-cell table:formula="of:=[.A21]*[.B21]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21]&amp;&quot;x&quot;&amp;[.G21]" office:value-type="string" office:string-value="7x1" calcext:value-type="string">
            <text:p>7x1</text:p>
          </table:table-cell>
          <table:table-cell table:formula="of:=[.F21]*[.G21]" office:value-type="float" office:value="7" calcext:value-type="float">
            <text:p>7</text:p>
          </table:table-cell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23]&amp;&quot;x&quot;&amp;[.B23]" office:value-type="string" office:string-value="6x1" calcext:value-type="string">
            <text:p>6x1</text:p>
          </table:table-cell>
          <table:table-cell table:formula="of:=[.A23]*[.B23]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23]&amp;&quot;x&quot;&amp;[.G23]" office:value-type="string" office:string-value="7x1" calcext:value-type="string">
            <text:p>7x1</text:p>
          </table:table-cell>
          <table:table-cell table:formula="of:=[.F23]*[.G2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24]&amp;&quot;x&quot;&amp;[.B24]" office:value-type="string" office:string-value="6x3" calcext:value-type="string">
            <text:p>6x3</text:p>
          </table:table-cell>
          <table:table-cell table:formula="of:=[.A24]*[.B24]"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24]&amp;&quot;x&quot;&amp;[.G24]" office:value-type="string" office:string-value="7x3" calcext:value-type="string">
            <text:p>7x3</text:p>
          </table:table-cell>
          <table:table-cell table:formula="of:=[.F24]*[.G2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5]&amp;&quot;x&quot;&amp;[.B25]" office:value-type="string" office:string-value="6x5" calcext:value-type="string">
            <text:p>6x5</text:p>
          </table:table-cell>
          <table:table-cell table:formula="of:=[.A25]*[.B25]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25]&amp;&quot;x&quot;&amp;[.G25]" office:value-type="string" office:string-value="7x5" calcext:value-type="string">
            <text:p>7x5</text:p>
          </table:table-cell>
          <table:table-cell table:formula="of:=[.F25]*[.G25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26]&amp;&quot;x&quot;&amp;[.B26]" office:value-type="string" office:string-value="6x7" calcext:value-type="string">
            <text:p>6x7</text:p>
          </table:table-cell>
          <table:table-cell table:formula="of:=[.A26]*[.B26]" office:value-type="float" office:value="42" calcext:value-type="float">
            <text:p>4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formula="of:=[.F26]&amp;&quot;x&quot;&amp;[.G26]" office:value-type="string" office:string-value="7x7" calcext:value-type="string">
            <text:p>7x7</text:p>
          </table:table-cell>
          <table:table-cell table:formula="of:=[.F26]*[.G2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A27]&amp;&quot;x&quot;&amp;[.B27]" office:value-type="string" office:string-value="6x9" calcext:value-type="string">
            <text:p>6x9</text:p>
          </table:table-cell>
          <table:table-cell table:formula="of:=[.A27]*[.B27]"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27]&amp;&quot;x&quot;&amp;[.G27]" office:value-type="string" office:string-value="7x9" calcext:value-type="string">
            <text:p>7x9</text:p>
          </table:table-cell>
          <table:table-cell table:formula="of:=[.F27]*[.G27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28]&amp;&quot;x&quot;&amp;[.B28]" office:value-type="string" office:string-value="6x2" calcext:value-type="string">
            <text:p>6x2</text:p>
          </table:table-cell>
          <table:table-cell table:formula="of:=[.A28]*[.B28]"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8]&amp;&quot;x&quot;&amp;[.G28]" office:value-type="string" office:string-value="7x2" calcext:value-type="string">
            <text:p>7x2</text:p>
          </table:table-cell>
          <table:table-cell table:formula="of:=[.F28]*[.G2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29]&amp;&quot;x&quot;&amp;[.B29]" office:value-type="string" office:string-value="6x4" calcext:value-type="string">
            <text:p>6x4</text:p>
          </table:table-cell>
          <table:table-cell table:formula="of:=[.A29]*[.B29]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F29]&amp;&quot;x&quot;&amp;[.G29]" office:value-type="string" office:string-value="7x4" calcext:value-type="string">
            <text:p>7x4</text:p>
          </table:table-cell>
          <table:table-cell table:formula="of:=[.F29]*[.G29]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0]&amp;&quot;x&quot;&amp;[.B30]" office:value-type="string" office:string-value="6x6" calcext:value-type="string">
            <text:p>6x6</text:p>
          </table:table-cell>
          <table:table-cell table:formula="of:=[.A30]*[.B30]" office:value-type="float" office:value="36" calcext:value-type="float">
            <text:p>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F30]&amp;&quot;x&quot;&amp;[.G30]" office:value-type="string" office:string-value="7x6" calcext:value-type="string">
            <text:p>7x6</text:p>
          </table:table-cell>
          <table:table-cell table:formula="of:=[.F30]*[.G30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31]&amp;&quot;x&quot;&amp;[.B31]" office:value-type="string" office:string-value="6x8" calcext:value-type="string">
            <text:p>6x8</text:p>
          </table:table-cell>
          <table:table-cell table:formula="of:=[.A31]*[.B31]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F31]&amp;&quot;x&quot;&amp;[.G31]" office:value-type="string" office:string-value="7x8" calcext:value-type="string">
            <text:p>7x8</text:p>
          </table:table-cell>
          <table:table-cell table:formula="of:=[.F31]*[.G31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A32]&amp;&quot;x&quot;&amp;[.B32]" office:value-type="string" office:string-value="6x10" calcext:value-type="string">
            <text:p>6x10</text:p>
          </table:table-cell>
          <table:table-cell table:formula="of:=[.A32]*[.B32]"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F32]&amp;&quot;x&quot;&amp;[.G32]" office:value-type="string" office:string-value="7x10" calcext:value-type="string">
            <text:p>7x10</text:p>
          </table:table-cell>
          <table:table-cell table:formula="of:=[.F32]*[.G32]" office:value-type="float" office:value="70" calcext:value-type="float">
            <text:p>70</text:p>
          </table:table-cell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A34]&amp;&quot;x&quot;&amp;[.B34]" office:value-type="string" office:string-value="6x10" calcext:value-type="string">
            <text:p>6x10</text:p>
          </table:table-cell>
          <table:table-cell table:formula="of:=[.A34]*[.B34]"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F34]&amp;&quot;x&quot;&amp;[.G34]" office:value-type="string" office:string-value="7x10" calcext:value-type="string">
            <text:p>7x10</text:p>
          </table:table-cell>
          <table:table-cell table:formula="of:=[.F34]*[.G34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35]&amp;&quot;x&quot;&amp;[.B35]" office:value-type="string" office:string-value="6x8" calcext:value-type="string">
            <text:p>6x8</text:p>
          </table:table-cell>
          <table:table-cell table:formula="of:=[.A35]*[.B35]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F35]&amp;&quot;x&quot;&amp;[.G35]" office:value-type="string" office:string-value="7x8" calcext:value-type="string">
            <text:p>7x8</text:p>
          </table:table-cell>
          <table:table-cell table:formula="of:=[.F35]*[.G35]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]&amp;&quot;x&quot;&amp;[.B36]" office:value-type="string" office:string-value="6x6" calcext:value-type="string">
            <text:p>6x6</text:p>
          </table:table-cell>
          <table:table-cell table:formula="of:=[.A36]*[.B36]" office:value-type="float" office:value="36" calcext:value-type="float">
            <text:p>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F36]&amp;&quot;x&quot;&amp;[.G36]" office:value-type="string" office:string-value="7x6" calcext:value-type="string">
            <text:p>7x6</text:p>
          </table:table-cell>
          <table:table-cell table:formula="of:=[.F36]*[.G3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7]&amp;&quot;x&quot;&amp;[.B37]" office:value-type="string" office:string-value="6x4" calcext:value-type="string">
            <text:p>6x4</text:p>
          </table:table-cell>
          <table:table-cell table:formula="of:=[.A37]*[.B37]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F37]&amp;&quot;x&quot;&amp;[.G37]" office:value-type="string" office:string-value="7x4" calcext:value-type="string">
            <text:p>7x4</text:p>
          </table:table-cell>
          <table:table-cell table:formula="of:=[.F37]*[.G3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38]&amp;&quot;x&quot;&amp;[.B38]" office:value-type="string" office:string-value="6x2" calcext:value-type="string">
            <text:p>6x2</text:p>
          </table:table-cell>
          <table:table-cell table:formula="of:=[.A38]*[.B38]"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38]&amp;&quot;x&quot;&amp;[.G38]" office:value-type="string" office:string-value="7x2" calcext:value-type="string">
            <text:p>7x2</text:p>
          </table:table-cell>
          <table:table-cell table:formula="of:=[.F38]*[.G3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A39]&amp;&quot;x&quot;&amp;[.B39]" office:value-type="string" office:string-value="6x9" calcext:value-type="string">
            <text:p>6x9</text:p>
          </table:table-cell>
          <table:table-cell table:formula="of:=[.A39]*[.B39]"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39]&amp;&quot;x&quot;&amp;[.G39]" office:value-type="string" office:string-value="7x9" calcext:value-type="string">
            <text:p>7x9</text:p>
          </table:table-cell>
          <table:table-cell table:formula="of:=[.F39]*[.G3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40]&amp;&quot;x&quot;&amp;[.B40]" office:value-type="string" office:string-value="6x7" calcext:value-type="string">
            <text:p>6x7</text:p>
          </table:table-cell>
          <table:table-cell table:formula="of:=[.A40]*[.B40]" office:value-type="float" office:value="42" calcext:value-type="float">
            <text:p>4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formula="of:=[.F40]&amp;&quot;x&quot;&amp;[.G40]" office:value-type="string" office:string-value="7x7" calcext:value-type="string">
            <text:p>7x7</text:p>
          </table:table-cell>
          <table:table-cell table:formula="of:=[.F40]*[.G40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41]&amp;&quot;x&quot;&amp;[.B41]" office:value-type="string" office:string-value="6x5" calcext:value-type="string">
            <text:p>6x5</text:p>
          </table:table-cell>
          <table:table-cell table:formula="of:=[.A41]*[.B41]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41]&amp;&quot;x&quot;&amp;[.G41]" office:value-type="string" office:string-value="7x5" calcext:value-type="string">
            <text:p>7x5</text:p>
          </table:table-cell>
          <table:table-cell table:formula="of:=[.F41]*[.G41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42]&amp;&quot;x&quot;&amp;[.B42]" office:value-type="string" office:string-value="6x3" calcext:value-type="string">
            <text:p>6x3</text:p>
          </table:table-cell>
          <table:table-cell table:formula="of:=[.A42]*[.B42]"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42]&amp;&quot;x&quot;&amp;[.G42]" office:value-type="string" office:string-value="7x3" calcext:value-type="string">
            <text:p>7x3</text:p>
          </table:table-cell>
          <table:table-cell table:formula="of:=[.F42]*[.G4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43]&amp;&quot;x&quot;&amp;[.B43]" office:value-type="string" office:string-value="6x1" calcext:value-type="string">
            <text:p>6x1</text:p>
          </table:table-cell>
          <table:table-cell table:formula="of:=[.A43]*[.B43]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43]&amp;&quot;x&quot;&amp;[.G43]" office:value-type="string" office:string-value="7x1" calcext:value-type="string">
            <text:p>7x1</text:p>
          </table:table-cell>
          <table:table-cell table:formula="of:=[.F43]*[.G43]" office:value-type="float" office:value="7" calcext:value-type="float">
            <text:p>7</text:p>
          </table:table-cell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45]&amp;&quot;x&quot;&amp;[.B45]" office:value-type="string" office:string-value="6x1" calcext:value-type="string">
            <text:p>6x1</text:p>
          </table:table-cell>
          <table:table-cell table:formula="of:=[.A45]*[.B45]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45]&amp;&quot;x&quot;&amp;[.G45]" office:value-type="string" office:string-value="7x1" calcext:value-type="string">
            <text:p>7x1</text:p>
          </table:table-cell>
          <table:table-cell table:formula="of:=[.F45]*[.G4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46]&amp;&quot;x&quot;&amp;[.B46]" office:value-type="string" office:string-value="6x3" calcext:value-type="string">
            <text:p>6x3</text:p>
          </table:table-cell>
          <table:table-cell table:formula="of:=[.A46]*[.B46]"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46]&amp;&quot;x&quot;&amp;[.G46]" office:value-type="string" office:string-value="7x3" calcext:value-type="string">
            <text:p>7x3</text:p>
          </table:table-cell>
          <table:table-cell table:formula="of:=[.F46]*[.G46]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7]&amp;&quot;x&quot;&amp;[.B47]" office:value-type="string" office:string-value="6x6" calcext:value-type="string">
            <text:p>6x6</text:p>
          </table:table-cell>
          <table:table-cell table:formula="of:=[.A47]*[.B47]" office:value-type="float" office:value="36" calcext:value-type="float">
            <text:p>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F47]&amp;&quot;x&quot;&amp;[.G47]" office:value-type="string" office:string-value="7x6" calcext:value-type="string">
            <text:p>7x6</text:p>
          </table:table-cell>
          <table:table-cell table:formula="of:=[.F47]*[.G47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A48]&amp;&quot;x&quot;&amp;[.B48]" office:value-type="string" office:string-value="6x9" calcext:value-type="string">
            <text:p>6x9</text:p>
          </table:table-cell>
          <table:table-cell table:formula="of:=[.A48]*[.B48]"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48]&amp;&quot;x&quot;&amp;[.G48]" office:value-type="string" office:string-value="7x9" calcext:value-type="string">
            <text:p>7x9</text:p>
          </table:table-cell>
          <table:table-cell table:formula="of:=[.F48]*[.G48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49]&amp;&quot;x&quot;&amp;[.B49]" office:value-type="string" office:string-value="6x2" calcext:value-type="string">
            <text:p>6x2</text:p>
          </table:table-cell>
          <table:table-cell table:formula="of:=[.A49]*[.B49]"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49]&amp;&quot;x&quot;&amp;[.G49]" office:value-type="string" office:string-value="7x2" calcext:value-type="string">
            <text:p>7x2</text:p>
          </table:table-cell>
          <table:table-cell table:formula="of:=[.F49]*[.G4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0]&amp;&quot;x&quot;&amp;[.B50]" office:value-type="string" office:string-value="6x4" calcext:value-type="string">
            <text:p>6x4</text:p>
          </table:table-cell>
          <table:table-cell table:formula="of:=[.A50]*[.B50]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F50]&amp;&quot;x&quot;&amp;[.G50]" office:value-type="string" office:string-value="7x4" calcext:value-type="string">
            <text:p>7x4</text:p>
          </table:table-cell>
          <table:table-cell table:formula="of:=[.F50]*[.G5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1]&amp;&quot;x&quot;&amp;[.B51]" office:value-type="string" office:string-value="6x5" calcext:value-type="string">
            <text:p>6x5</text:p>
          </table:table-cell>
          <table:table-cell table:formula="of:=[.A51]*[.B51]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51]&amp;&quot;x&quot;&amp;[.G51]" office:value-type="string" office:string-value="7x5" calcext:value-type="string">
            <text:p>7x5</text:p>
          </table:table-cell>
          <table:table-cell table:formula="of:=[.F51]*[.G51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52]&amp;&quot;x&quot;&amp;[.B52]" office:value-type="string" office:string-value="6x7" calcext:value-type="string">
            <text:p>6x7</text:p>
          </table:table-cell>
          <table:table-cell table:formula="of:=[.A52]*[.B52]" office:value-type="float" office:value="42" calcext:value-type="float">
            <text:p>4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formula="of:=[.F52]&amp;&quot;x&quot;&amp;[.G52]" office:value-type="string" office:string-value="7x7" calcext:value-type="string">
            <text:p>7x7</text:p>
          </table:table-cell>
          <table:table-cell table:formula="of:=[.F52]*[.G5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53]&amp;&quot;x&quot;&amp;[.B53]" office:value-type="string" office:string-value="6x8" calcext:value-type="string">
            <text:p>6x8</text:p>
          </table:table-cell>
          <table:table-cell table:formula="of:=[.A53]*[.B53]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F53]&amp;&quot;x&quot;&amp;[.G53]" office:value-type="string" office:string-value="7x8" calcext:value-type="string">
            <text:p>7x8</text:p>
          </table:table-cell>
          <table:table-cell table:formula="of:=[.F53]*[.G53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A54]&amp;&quot;x&quot;&amp;[.B54]" office:value-type="string" office:string-value="6x10" calcext:value-type="string">
            <text:p>6x10</text:p>
          </table:table-cell>
          <table:table-cell table:formula="of:=[.A54]*[.B54]"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F54]&amp;&quot;x&quot;&amp;[.G54]" office:value-type="string" office:string-value="7x10" calcext:value-type="string">
            <text:p>7x10</text:p>
          </table:table-cell>
          <table:table-cell table:formula="of:=[.F54]*[.G54]" office:value-type="float" office:value="70" calcext:value-type="float">
            <text:p>70</text:p>
          </table:table-cell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A56]&amp;&quot;x&quot;&amp;[.B56]" office:value-type="string" office:string-value="6x10" calcext:value-type="string">
            <text:p>6x10</text:p>
          </table:table-cell>
          <table:table-cell table:formula="of:=[.A56]*[.B56]"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F56]&amp;&quot;x&quot;&amp;[.G56]" office:value-type="string" office:string-value="7x10" calcext:value-type="string">
            <text:p>7x10</text:p>
          </table:table-cell>
          <table:table-cell table:formula="of:=[.F56]*[.G56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57]&amp;&quot;x&quot;&amp;[.B57]" office:value-type="string" office:string-value="6x8" calcext:value-type="string">
            <text:p>6x8</text:p>
          </table:table-cell>
          <table:table-cell table:formula="of:=[.A57]*[.B57]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F57]&amp;&quot;x&quot;&amp;[.G57]" office:value-type="string" office:string-value="7x8" calcext:value-type="string">
            <text:p>7x8</text:p>
          </table:table-cell>
          <table:table-cell table:formula="of:=[.F57]*[.G57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58]&amp;&quot;x&quot;&amp;[.B58]" office:value-type="string" office:string-value="6x7" calcext:value-type="string">
            <text:p>6x7</text:p>
          </table:table-cell>
          <table:table-cell table:formula="of:=[.A58]*[.B58]" office:value-type="float" office:value="42" calcext:value-type="float">
            <text:p>4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formula="of:=[.F58]&amp;&quot;x&quot;&amp;[.G58]" office:value-type="string" office:string-value="7x7" calcext:value-type="string">
            <text:p>7x7</text:p>
          </table:table-cell>
          <table:table-cell table:formula="of:=[.F58]*[.G5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9]&amp;&quot;x&quot;&amp;[.B59]" office:value-type="string" office:string-value="6x5" calcext:value-type="string">
            <text:p>6x5</text:p>
          </table:table-cell>
          <table:table-cell table:formula="of:=[.A59]*[.B59]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59]&amp;&quot;x&quot;&amp;[.G59]" office:value-type="string" office:string-value="7x5" calcext:value-type="string">
            <text:p>7x5</text:p>
          </table:table-cell>
          <table:table-cell table:formula="of:=[.F59]*[.G5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60]&amp;&quot;x&quot;&amp;[.B60]" office:value-type="string" office:string-value="6x4" calcext:value-type="string">
            <text:p>6x4</text:p>
          </table:table-cell>
          <table:table-cell table:formula="of:=[.A60]*[.B60]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F60]&amp;&quot;x&quot;&amp;[.G60]" office:value-type="string" office:string-value="7x4" calcext:value-type="string">
            <text:p>7x4</text:p>
          </table:table-cell>
          <table:table-cell table:formula="of:=[.F60]*[.G6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61]&amp;&quot;x&quot;&amp;[.B61]" office:value-type="string" office:string-value="6x2" calcext:value-type="string">
            <text:p>6x2</text:p>
          </table:table-cell>
          <table:table-cell table:formula="of:=[.A61]*[.B61]"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61]&amp;&quot;x&quot;&amp;[.G61]" office:value-type="string" office:string-value="7x2" calcext:value-type="string">
            <text:p>7x2</text:p>
          </table:table-cell>
          <table:table-cell table:formula="of:=[.F61]*[.G6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A62]&amp;&quot;x&quot;&amp;[.B62]" office:value-type="string" office:string-value="6x9" calcext:value-type="string">
            <text:p>6x9</text:p>
          </table:table-cell>
          <table:table-cell table:formula="of:=[.A62]*[.B62]"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62]&amp;&quot;x&quot;&amp;[.G62]" office:value-type="string" office:string-value="7x9" calcext:value-type="string">
            <text:p>7x9</text:p>
          </table:table-cell>
          <table:table-cell table:formula="of:=[.F62]*[.G62]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]&amp;&quot;x&quot;&amp;[.B63]" office:value-type="string" office:string-value="6x6" calcext:value-type="string">
            <text:p>6x6</text:p>
          </table:table-cell>
          <table:table-cell table:formula="of:=[.A63]*[.B63]" office:value-type="float" office:value="36" calcext:value-type="float">
            <text:p>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F63]&amp;&quot;x&quot;&amp;[.G63]" office:value-type="string" office:string-value="7x6" calcext:value-type="string">
            <text:p>7x6</text:p>
          </table:table-cell>
          <table:table-cell table:formula="of:=[.F63]*[.G63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64]&amp;&quot;x&quot;&amp;[.B64]" office:value-type="string" office:string-value="6x3" calcext:value-type="string">
            <text:p>6x3</text:p>
          </table:table-cell>
          <table:table-cell table:formula="of:=[.A64]*[.B64]"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64]&amp;&quot;x&quot;&amp;[.G64]" office:value-type="string" office:string-value="7x3" calcext:value-type="string">
            <text:p>7x3</text:p>
          </table:table-cell>
          <table:table-cell table:formula="of:=[.F64]*[.G6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65]&amp;&quot;x&quot;&amp;[.B65]" office:value-type="string" office:string-value="6x1" calcext:value-type="string">
            <text:p>6x1</text:p>
          </table:table-cell>
          <table:table-cell table:formula="of:=[.A65]*[.B65]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65]&amp;&quot;x&quot;&amp;[.G65]" office:value-type="string" office:string-value="7x1" calcext:value-type="string">
            <text:p>7x1</text:p>
          </table:table-cell>
          <table:table-cell table:formula="of:=[.F65]*[.G65]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8T11:52:53.695741399</meta:creation-date>
    <dc:date>2021-04-18T12:04:18.137807041</dc:date>
    <meta:editing-duration>PT54S</meta:editing-duration>
    <meta:editing-cycles>1</meta:editing-cycles>
    <meta:document-statistic meta:table-count="1" meta:cell-count="480" meta:object-count="0"/>
    <meta:generator>LibreOffice/6.0.7.3$Linux_X86_64 LibreOffice_project/00m0$Build-3</meta:generator>
  </office:meta>
</office:document-meta>
</file>